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1fcb" officeooo:paragraph-rsid="00081fcb"/>
    </style:style>
    <style:style style:name="P2" style:family="paragraph" style:parent-style-name="Standard" style:list-style-name="L1">
      <style:text-properties officeooo:rsid="00081fcb" officeooo:paragraph-rsid="00081fcb"/>
    </style:style>
    <style:style style:name="P3" style:family="paragraph" style:parent-style-name="Standard">
      <style:text-properties officeooo:rsid="000962ba" officeooo:paragraph-rsid="000962ba"/>
    </style:style>
    <style:style style:name="P4" style:family="paragraph" style:parent-style-name="Standard" style:list-style-name="L2">
      <style:text-properties officeooo:rsid="000962ba" officeooo:paragraph-rsid="000962ba"/>
    </style:style>
    <style:style style:name="P5" style:family="paragraph" style:parent-style-name="Standard">
      <style:text-properties officeooo:rsid="00099099" officeooo:paragraph-rsid="00099099"/>
    </style:style>
    <style:style style:name="P6" style:family="paragraph" style:parent-style-name="Standard">
      <style:text-properties officeooo:rsid="000ae709" officeooo:paragraph-rsid="000ae709"/>
    </style:style>
    <style:style style:name="P7" style:family="paragraph" style:parent-style-name="Standard">
      <style:text-properties officeooo:rsid="000b0e5d" officeooo:paragraph-rsid="000b0e5d"/>
    </style:style>
    <style:style style:name="P8" style:family="paragraph" style:parent-style-name="Standard">
      <style:text-properties officeooo:rsid="000b0e5d" officeooo:paragraph-rsid="0013a49f"/>
    </style:style>
    <style:style style:name="P9" style:family="paragraph" style:parent-style-name="Standard" style:list-style-name="L4">
      <style:text-properties officeooo:rsid="000b0e5d" officeooo:paragraph-rsid="0013a49f"/>
    </style:style>
    <style:style style:name="P10" style:family="paragraph" style:parent-style-name="Standard">
      <style:text-properties fo:font-weight="bold" officeooo:rsid="000c8808" officeooo:paragraph-rsid="000c8808" style:font-weight-asian="bold" style:font-weight-complex="bold"/>
    </style:style>
    <style:style style:name="P11" style:family="paragraph" style:parent-style-name="Standard" style:list-style-name="L3">
      <style:text-properties officeooo:paragraph-rsid="000e6cad"/>
    </style:style>
    <style:style style:name="P12" style:family="paragraph" style:parent-style-name="Standard" style:list-style-name="L3">
      <style:text-properties officeooo:rsid="000e6cad" officeooo:paragraph-rsid="000e6cad"/>
    </style:style>
    <style:style style:name="P13" style:family="paragraph" style:parent-style-name="Standard" style:list-style-name="L3">
      <style:text-properties officeooo:rsid="000f72cb" officeooo:paragraph-rsid="000f72cb"/>
    </style:style>
    <style:style style:name="P14" style:family="paragraph" style:parent-style-name="Standard" style:list-style-name="L3">
      <style:text-properties officeooo:rsid="000de3d5" officeooo:paragraph-rsid="000de3d5"/>
    </style:style>
    <style:style style:name="T1" style:family="text">
      <style:text-properties officeooo:rsid="000e6cad"/>
    </style:style>
    <style:style style:name="T2" style:family="text">
      <style:text-properties officeooo:rsid="000f72cb"/>
    </style:style>
    <style:style style:name="T3" style:family="text">
      <style:text-properties officeooo:rsid="0013a49f"/>
    </style:style>
    <style:style style:name="T4" style:family="text">
      <style:text-properties officeooo:rsid="0015adb6"/>
    </style:style>
    <style:style style:name="T5" style:family="text">
      <style:text-properties officeooo:rsid="0016c6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-3-4 trees</text:p>
      <text:p text:style-name="P1"/>
      <text:list xml:id="list2361508947203180988" text:style-name="L1">
        <text:list-item>
          <text:p text:style-name="P2">Search trees</text:p>
        </text:list-item>
        <text:list-item>
          <text:p text:style-name="P2">Not binary trees</text:p>
        </text:list-item>
        <text:list-item>
          <text:p text:style-name="P2">Mutliway search trees</text:p>
        </text:list-item>
      </text:list>
      <text:p text:style-name="P3"/>
      <text:p text:style-name="P3">Multi-way search trees</text:p>
      <text:list xml:id="list2597768667680486535" text:style-name="L2">
        <text:list-item>
          <text:p text:style-name="P4">Order of node n – contains n children and n – 1 items</text:p>
        </text:list-item>
      </text:list>
      <text:p text:style-name="P3"/>
      <text:p text:style-name="P5">A red-black implementation of a 2-3-4 tree helps retain the search algorithm of the normal binary search tree</text:p>
      <text:p text:style-name="P5"/>
      <text:p text:style-name="P5"/>
      <text:p text:style-name="P6">Insertion</text:p>
      <text:p text:style-name="P6">If there is insufficient space in a leaf node, split it</text:p>
      <text:p text:style-name="P7">Promote a key, the greatest of the left node or the least of the right node to the parent and fix up links</text:p>
      <text:p text:style-name="P7"/>
      <text:p text:style-name="P8"><text:span text:style-name="T3">Insertion with preemptive split</text:span></text:p>
      <text:list xml:id="list1505425531229516635" text:style-name="L4">
        <text:list-item>
          <text:p text:style-name="P9"><text:span text:style-name="T3">Can't this be used if the min degree is odd?</text:span></text:p>
        </text:list-item>
      </text:list>
      <text:p text:style-name="P7"/>
      <text:p text:style-name="P10">Deletion</text:p>
      <text:list xml:id="list3066544664109677737" text:style-name="L3">
        <text:list-item>
          <text:p text:style-name="P12">No problem if key to be deleted is in the leaf with atleast 2 keys</text:p>
        </text:list-item>
        <text:list-item>
          <text:p text:style-name="P12">If the key to be deleted is an internal node we swap it with its predecessor(which is in the leaf) and then delete it</text:p>
          <text:list>
            <text:list-item>
              <text:p text:style-name="P12">If after deleting a node becomes empty we borrow a key from one of its immediate sibling</text:p>
              <text:list>
                <text:list-item>
                  <text:p text:style-name="P11"><text:span text:style-name="T1">If that sibling has only one key </text:span><text:span text:style-name="T2">then we merge the nodes. The cor</text:span><text:span text:style-name="T5">r</text:span><text:span text:style-name="T2">espon</text:span><text:span text:style-name="T5">d</text:span><text:span text:style-name="T2">ing key in the <text:s/>parent of these two nodes moves down into the merged node</text:span></text:p>
                </text:list-item>
                <text:list-item>
                  <text:p text:style-name="P13">Moving a key from the parent node is akin to deletion in the parent node. The procedure is the same <text:span text:style-name="T4">as that </text:span>for the leaf node. Can lead to a cascade</text:p>
                </text:list-item>
              </text:list>
            </text:list-item>
          </text:list>
        </text:list-item>
        <text:list-item>
          <text:p text:style-name="P14">Borr<text:span text:style-name="T4">ow</text:span></text:p>
        </text:list-item>
        <text:list-item>
          <text:p text:style-name="P14">If unsuccessful merg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1T16:16:08</meta:creation-date>
    <dc:title>T1</dc:title>
    <meta:editing-duration>PT28M8S</meta:editing-duration>
    <meta:editing-cycles>4</meta:editing-cycles>
    <meta:generator>LibreOffice/4.0.2.2$Linux_x86 LibreOffice_project/400m0$Build-2</meta:generator>
    <meta:initial-creator>Kempa </meta:initial-creator>
    <dc:date>2013-09-29T01:27:26</dc:date>
    <dc:creator>Kempa </dc:creator>
    <meta:document-statistic meta:table-count="0" meta:image-count="0" meta:object-count="0" meta:page-count="1" meta:paragraph-count="20" meta:word-count="223" meta:character-count="1100" meta:non-whitespace-character-count="906"/>
    <meta:template xlink:type="simple" xlink:actuate="onRequest" xlink:title="T1" xlink:href="../../../../.config/libreoffice/4/user/template/T1.ott" meta:date="2013-09-21T16:16:05"/>
  </office:meta>
</office:document-meta>
</file>